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351bc" officeooo:paragraph-rsid="001351bc" style:font-size-asian="17.5pt" style:font-weight-asian="bold" style:font-size-complex="20pt" style:font-weight-complex="bold"/>
    </style:style>
    <style:style style:name="T1" style:family="text">
      <style:text-properties fo:color="#36f9f6" loext:opacity="100%"/>
    </style:style>
    <style:style style:name="T2" style:family="text">
      <style:text-properties fo:color="#72f1b8" loext:opacity="100%"/>
    </style:style>
    <style:style style:name="T3" style:family="text">
      <style:text-properties fo:color="#ffffff" loext:opacity="100%"/>
    </style:style>
    <style:style style:name="T4" style:family="text">
      <style:text-properties fo:color="#fede5d" loext:opacity="100%"/>
    </style:style>
    <style:style style:name="T5" style:family="text">
      <style:text-properties fo:color="#fede5d" loext:opacity="100%" fo:font-style="italic"/>
    </style:style>
    <style:style style:name="T6" style:family="text">
      <style:text-properties fo:color="#b6b1b1" loext:opacity="100%"/>
    </style:style>
    <style:style style:name="T7" style:family="text">
      <style:text-properties fo:color="#ff8b39" loext:opacity="100%"/>
    </style:style>
    <style:style style:name="T8" style:family="text">
      <style:text-properties fo:color="#fe4450" loext:opacity="100%"/>
    </style:style>
    <style:style style:name="T9" style:family="text">
      <style:text-properties fo:color="#f97e72" loext:opacity="100%"/>
    </style:style>
    <style:style style:name="T10" style:family="text">
      <style:text-properties officeooo:rsid="001351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Évaluation&lt;/title&gt;</text:p>
      <text:p text:style-name="Standard"/>
      <text:p text:style-name="Standard">&lt;h1&gt;Évaluation&lt;/h1&gt;</text:p>
      <text:p text:style-name="Standard"/>
      <text:p text:style-name="Standard">&lt;style&gt;</text:p>
      <text:p text:style-name="Standard">body {</text:p>
      <text:p text:style-name="Standard">font-weight: bold;</text:p>
      <text:p text:style-name="Standard">text-align: center;</text:p>
      <text:p text:style-name="Standard">}</text:p>
      <text:p text:style-name="Standard">table {</text:p>
      <text:p text:style-name="Standard">border: 1px solid black;</text:p>
      <text:p text:style-name="Standard">}</text:p>
      <text:p text:style-name="Standard">th, td {</text:p>
      <text:p text:style-name="Standard">border: 1px solid black;</text:p>
      <text:p text:style-name="Standard">width: 5em;</text:p>
      <text:p text:style-name="Standard">height: 3em;</text:p>
      <text:p text:style-name="Standard">margin-left: auto;</text:p>
      <text:p text:style-name="Standard">margin-right: auto;</text:p>
      <text:p text:style-name="Standard">}</text:p>
      <text:p text:style-name="Standard">.I, .III, .V, .VII, .IX {</text:p>
      <text:p text:style-name="Standard">background-color: rgb(255, 122, 73);</text:p>
      <text:p text:style-name="Standard">}</text:p>
      <text:p text:style-name="Standard">.I {</text:p>
      <text:p text:style-name="Standard">width: 100px;</text:p>
      <text:p text:style-name="Standard">}</text:p>
      <text:p text:style-name="Standard"/>
      <text:p text:style-name="Standard">.II, .IV, .VI, .VIII, .X {</text:p>
      <text:p text:style-name="Standard">background-color: rgb(93, 93, 255);</text:p>
      <text:p text:style-name="Standard">}</text:p>
      <text:p text:style-name="Standard">.abc {</text:p>
      <text:p text:style-name="Standard">background-color: rgb(177, 177, 177);</text:p>
      <text:p text:style-name="Standard">color: white;</text:p>
      <text:p text:style-name="Standard">font-weight: bold;</text:p>
      <text:p text:style-name="Standard">}</text:p>
      <text:p text:style-name="Standard">caption {</text:p>
      <text:p text:style-name="Standard">margin-bottom: 20px;</text:p>
      <text:p text:style-name="Standard">}</text:p>
      <text:p text:style-name="Standard">&lt;/style&gt;</text:p>
      <text:p text:style-name="Standard"/>
      <text:p text:style-name="Standard">&lt;/head&gt;</text:p>
      <text:p text:style-name="Standard">&lt;body&gt;</text:p>
      <text:p text:style-name="Standard">&lt;table&gt;</text:p>
      <text:p text:style-name="Standard"><text:soft-page-break/>&lt;caption&gt;SEPAR Ehsan 4 TC&lt;/caption&gt;</text:p>
      <text:p text:style-name="Standard"/>
      <text:p text:style-name="Standard">&lt;tr class="abc"&gt;</text:p>
      <text:p text:style-name="Standard">&lt;th&gt; &lt;/th&gt;</text:p>
      <text:p text:style-name="Standard">&lt;th&gt;A&lt;/th&gt;</text:p>
      <text:p text:style-name="Standard">&lt;th&gt;B&lt;/th&gt;</text:p>
      <text:p text:style-name="Standard">&lt;th&gt;C&lt;/th&gt;</text:p>
      <text:p text:style-name="Standard">&lt;th&gt;D&lt;/th&gt;</text:p>
      <text:p text:style-name="Standard">&lt;/tr&gt;</text:p>
      <text:p text:style-name="Standard">&lt;tr&gt;</text:p>
      <text:p text:style-name="Standard">&lt;td class="abc"&gt;1&lt;/td&gt;</text:p>
      <text:p text:style-name="Standard">&lt;td class="I" rowspan="3"&gt;I&lt;/td&gt;</text:p>
      <text:p text:style-name="Standard">&lt;td class="II"&gt;II&lt;/td&gt;</text:p>
      <text:p text:style-name="Standard">&lt;td class="III" colspan="2"&gt;III&lt;/td&gt;</text:p>
      <text:p text:style-name="Standard">&lt;/tr&gt;</text:p>
      <text:p text:style-name="Standard"/>
      <text:p text:style-name="Standard">&lt;tr&gt;</text:p>
      <text:p text:style-name="Standard">&lt;td class="abc"&gt;2&lt;/td&gt;</text:p>
      <text:p text:style-name="Standard">&lt;td class="IV" colspan="3"&gt;IV&lt;/td&gt;</text:p>
      <text:p text:style-name="Standard">&lt;/tr&gt;</text:p>
      <text:p text:style-name="Standard"/>
      <text:p text:style-name="Standard">&lt;tr&gt;</text:p>
      <text:p text:style-name="Standard">&lt;td class="abc"&gt;3&lt;/td&gt;</text:p>
      <text:p text:style-name="Standard">&lt;td class="V"&gt;V&lt;/td&gt;</text:p>
      <text:p text:style-name="Standard">&lt;td class="VI"&gt;VI&lt;/td&gt;</text:p>
      <text:p text:style-name="Standard">&lt;td class="VII"&gt;VII&lt;/td&gt;</text:p>
      <text:p text:style-name="Standard">&lt;/tr&gt;</text:p>
      <text:p text:style-name="Standard"/>
      <text:p text:style-name="Standard">&lt;tr&gt;</text:p>
      <text:p text:style-name="Standard">&lt;td class="abc"&gt;4&lt;/td&gt;</text:p>
      <text:p text:style-name="Standard">&lt;td class="VIII" colspan="3" rowspan="2"&gt;VIII&lt;/td&gt;</text:p>
      <text:p text:style-name="Standard">&lt;td class="IX"&gt;IX&lt;/td&gt;</text:p>
      <text:p text:style-name="Standard">&lt;/tr&gt;</text:p>
      <text:p text:style-name="Standard"/>
      <text:p text:style-name="Standard">&lt;tr&gt;</text:p>
      <text:p text:style-name="Standard">&lt;td class="abc"&gt;5&lt;/td&gt;</text:p>
      <text:p text:style-name="Standard">&lt;td class="X"&gt;X&lt;/td&gt;</text:p>
      <text:p text:style-name="Standard">&lt;/tr&gt;</text:p>
      <text:p text:style-name="Standard">&lt;/table&gt;</text:p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20pt" fo:font-weight="bold" officeooo:rsid="001351bc" officeooo:paragraph-rsid="001351bc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epar Ehsan 4TC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9:45:52.215243233</meta:creation-date>
    <dc:date>2023-10-09T09:48:24.192262911</dc:date>
    <meta:editing-duration>PT2M32S</meta:editing-duration>
    <meta:editing-cycles>1</meta:editing-cycles>
    <meta:document-statistic meta:table-count="0" meta:image-count="0" meta:object-count="0" meta:page-count="2" meta:paragraph-count="80" meta:word-count="155" meta:character-count="1204" meta:non-whitespace-character-count="1129"/>
    <meta:generator>LibreOffice/7.3.7.2$Linux_X86_64 LibreOffice_project/30$Build-2</meta:generator>
  </office:meta>
</office:document-meta>
</file>